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3.3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2" table:default-cell-style-name="ce10"/>
        <table:table-column table:style-name="co11" table:default-cell-style-name="ce15"/>
        <table:table-column table:style-name="co11" table:default-cell-style-name="ce26"/>
        <table:table-column table:style-name="co11" table:default-cell-style-name="ce32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9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M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6.625" calcext:value-type="float">
            <text:p>26,625</text:p>
          </table:table-cell>
          <table:table-cell table:style-name="ce27" office:value-type="float" office:value="30.2727272727273" calcext:value-type="float">
            <text:p>30,2727272727273</text:p>
          </table:table-cell>
          <table:table-cell table:style-name="ce33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22.7605633802817" calcext:value-type="float">
            <text:p>22,7605633802817</text:p>
          </table:table-cell>
          <table:table-cell table:style-name="ce28" office:value-type="float" office:value="24.0212765957447" calcext:value-type="float">
            <text:p>24,0212765957447</text:p>
          </table:table-cell>
          <table:table-cell table:style-name="ce3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3:36.9576377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14:02.099088223</dc:date>
    <meta:generator>LibreOffice/5.4.2.2$Linux_X86_64 LibreOffice_project/40m0$Build-2</meta:generator>
    <meta:editing-duration>PT7M29S</meta:editing-duration>
    <meta:editing-cycles>5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